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35cm" fo:min-width="14.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7.25cm" fo:min-width="6.5cm"/>
    </style:style>
    <style:style style:name="gr3" style:family="graphic" style:parent-style-name="standard">
      <style:graphic-properties svg:stroke-color="#000000" draw:fill-color="#33ff99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5.302cm"/>
    </style:style>
    <style:style style:name="gr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5.7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6.39cm"/>
    </style:style>
    <style:style style:name="gr9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395cm" fo:min-width="1.3cm"/>
    </style:style>
    <style:style style:name="gr1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0.662cm"/>
    </style:style>
    <style:style style:name="gr11" style:family="graphic" style:parent-style-name="measure" style:list-style-name="L1">
      <style:graphic-properties draw:textarea-vertical-align="middle" draw:line-distance="0.4cm"/>
    </style:style>
    <style:style style:name="gr12" style:family="graphic" style:parent-style-name="measure" style:list-style-name="L1">
      <style:graphic-properties draw:textarea-vertical-align="middle" draw:line-distance="0.4cm"/>
    </style:style>
    <style:style style:name="gr1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195cm"/>
    </style:style>
    <style:style style:name="gr1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3.439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35cm" fo:min-width="0.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35cm" fo:min-width="0.1cm"/>
    </style:style>
    <style:style style:name="gr1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395cm" fo:min-width="0.2cm"/>
    </style:style>
    <style:style style:name="gr1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395cm" fo:min-width="4.422cm"/>
    </style:style>
    <style:style style:name="gr1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3.71cm"/>
    </style:style>
    <style:style style:name="gr2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969cm"/>
    </style:style>
    <style:style style:name="gr2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6.61cm"/>
    </style:style>
    <style:style style:name="gr2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7.935cm"/>
    </style:style>
    <style:style style:name="gr23" style:family="graphic" style:parent-style-name="standard">
      <style:graphic-properties draw:stroke="none" svg:stroke-color="#000000" draw:fill="none" draw:fill-color="#ffffff" fo:min-height="1.971cm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3.65cm"/>
    </style:style>
    <style:style style:name="gr2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ff9900" draw:marker-start-width="0.279cm" draw:marker-end-width="0.279cm" draw:fill="none" draw:fill-color="#ffff00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ff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395cm" fo:min-width="0.197cm"/>
    </style:style>
    <style:style style:name="gr2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3.495cm"/>
    </style:style>
    <style:style style:name="gr3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95cm" fo:min-width="2.694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4.701cm"/>
    </style:style>
    <style:style style:name="gr33" style:family="graphic" style:parent-style-name="standard">
      <style:graphic-properties draw:stroke="none" svg:stroke-color="#000000" draw:fill="none" draw:fill-color="#ffffff" fo:min-height="2.365cm"/>
    </style:style>
    <style:style style:name="gr3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3.943cm"/>
    </style:style>
    <style:style style:name="gr3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2.745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0.2cm"/>
    </style:style>
    <style:style style:name="gr3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ff99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0.468cm"/>
    </style:style>
    <style:style style:name="gr4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775cm"/>
    </style:style>
    <style:style style:name="gr4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088cm"/>
    </style:style>
    <style:style style:name="gr4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1.225cm"/>
    </style:style>
    <style:style style:name="gr4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7.224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5.911cm"/>
    </style:style>
    <style:style style:name="gr4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95cm" fo:min-width="4.549cm"/>
    </style:style>
    <style:style style:name="gr46" style:family="graphic" style:parent-style-name="standard" style:list-style-name="L1">
      <style:graphic-properties draw:stroke="none" draw:fill="none" fo:min-height="3.34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33ff99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003366"/>
      <style:paragraph-properties fo:margin-left="0cm" fo:margin-right="0cm" fo:text-indent="0cm"/>
      <style:text-properties fo:color="#999999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0000"/>
      <style:paragraph-properties fo:margin-left="0cm" fo:margin-right="0cm" fo:text-indent="0cm"/>
      <style:text-properties fo:color="#800000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="none" draw:fill-color="#000000"/>
      <style:paragraph-properties fo:margin-left="0cm" fo:margin-right="0cm" fo:text-indent="0cm"/>
      <style:text-properties fo:color="#000000" fo:font-size="10pt" style:font-size-asian="10pt" style:font-size-complex="10pt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color="#999999" style:font-name="Arial" fo:font-size="10pt" style:letter-kerning="true" style:font-name-asian="Microsoft YaHei" style:font-size-asian="10pt" style:font-name-complex="Mangal" style:font-size-complex="10pt"/>
    </style:style>
    <style:style style:name="P14" style:family="paragraph">
      <loext:graphic-properties draw:fill="none" draw:fill-color="#ffff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left="0cm" fo:margin-right="0cm" fo:margin-top="0.42cm" fo:margin-bottom="0.35cm" fo:text-indent="0cm"/>
      <style:text-properties fo:color="#999999" style:font-name="Arial" fo:font-size="10pt" style:letter-kerning="true" style:font-name-asian="Microsoft YaHei" style:font-size-asian="10pt" style:font-name-complex="Mangal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9999"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999999" style:font-name="Arial" fo:font-size="10pt" style:letter-kerning="true" style:font-name-asian="Microsoft YaHei" style:font-size-asian="10pt" style:font-name-complex="Mangal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style:font-name="Arial" fo:font-size="10pt" fo:font-weight="normal" style:letter-kerning="true" style:font-name-asian="Microsoft YaHei" style:font-size-asian="10pt" style:font-weight-asian="normal" style:font-name-complex="Mangal" style:font-size-complex="10pt" style:font-weight-complex="normal"/>
    </style:style>
    <style:style style:name="T9" style:family="text">
      <style:text-properties fo:color="#999999" style:font-name="Arial" fo:font-size="10pt" fo:font-weight="normal" style:letter-kerning="true" style:font-name-asian="Microsoft YaHei" style:font-size-asian="10pt" style:font-weight-asian="normal" style:font-name-complex="Mangal" style:font-size-complex="10pt" style:font-weight-complex="normal"/>
    </style:style>
    <style:style style:name="T10" style:family="text">
      <style:text-properties fo:color="#000000" style:font-name="Arial" fo:font-size="10pt" style:letter-kerning="true" style:font-name-asian="Microsoft YaHei" style:font-size-asian="10pt" style:font-name-complex="Manga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4cm" svg:height="6.6cm" svg:x="11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7.5cm" svg:x="20.1cm" svg:y="10.8cm">
          <text:p/>
          <draw:enhanced-geometry svg:viewBox="0 0 21600 21600" draw:type="rectangle" draw:enhanced-path="M 0 0 L 21600 0 21600 21600 0 21600 0 0 Z N"/>
        </draw:custom-shape>
        <draw:rect draw:style-name="gr3" draw:text-style-name="P3" xml:id="id7" draw:id="id7" draw:layer="layout" svg:width="2.2cm" svg:height="0.5cm" svg:x="3.5cm" svg:y="2.2cm">
          <text:p text:style-name="P2"><text:span text:style-name="T1">Memory</text:span></text:p>
        </draw:rect>
        <draw:rect draw:style-name="gr4" draw:text-style-name="P4" xml:id="id2" draw:id="id2" draw:layer="layout" svg:width="2.215cm" svg:height="0.7cm" svg:x="3.485cm" svg:y="5.067cm">
          <text:p text:style-name="P2"><text:span text:style-name="T1">1010 1010</text:span></text:p>
        </draw:rect>
        <draw:frame draw:style-name="gr5" draw:text-style-name="P6" xml:id="id3" draw:id="id3" draw:layer="layout" svg:width="5.802cm" svg:height="0.645cm" svg:x="5.233cm" svg:y="6.655cm">
          <draw:text-box>
            <text:p text:style-name="P5"><text:span text:style-name="T2">LSB Least significant bit <text:s/>(poids 0)</text:span></text:p>
          </draw:text-box>
        </draw:frame>
        <draw:frame draw:style-name="gr6" draw:text-style-name="P6" xml:id="id1" draw:id="id1" draw:layer="layout" svg:width="6.229cm" svg:height="0.645cm" svg:x="0.9cm" svg:y="7.3cm">
          <draw:text-box>
            <text:p text:style-name="P5"><text:span text:style-name="T2"><text:s/></text:span><text:span text:style-name="T2">MSB most significant bit (ici poids 7)</text:span></text:p>
          </draw:text-box>
        </draw:frame>
        <draw:connector draw:style-name="gr7" draw:text-style-name="P7" draw:layer="layout" draw:type="curve" svg:x1="4.014cm" svg:y1="7.3cm" svg:x2="3.485cm" svg:y2="5.417cm" draw:start-shape="id1" draw:start-glue-point="0" draw:end-shape="id2" draw:end-glue-point="3" svg:d="M4014 7300c0-1149-515-957-835-1141s-445-742 306-742" svg:viewBox="0 0 1088 1884">
          <text:p/>
        </draw:connector>
        <draw:connector draw:style-name="gr7" draw:text-style-name="P7" draw:layer="layout" draw:type="curve" svg:x1="8.134cm" svg:y1="6.655cm" svg:x2="5.7cm" svg:y2="5.417cm" draw:start-shape="id3" draw:start-glue-point="0" draw:end-shape="id2" draw:end-glue-point="1" svg:d="M8134 6655c0-826-811-1238-2434-1238" svg:viewBox="0 0 2435 1239">
          <text:p/>
        </draw:connector>
        <draw:frame draw:style-name="gr8" draw:text-style-name="P6" draw:layer="layout" svg:width="6.89cm" svg:height="0.645cm" svg:x="7.2cm" svg:y="21.11cm">
          <draw:text-box>
            <text:p text:style-name="P5"><text:span text:style-name="T2">architechtu</text:span><text:span text:style-name="T2">re Von </text:span><text:span text:style-name="T2">Neumann </text:span><text:span text:style-name="T2">(vs </text:span><text:span text:style-name="T2">Harvard)</text:span></text:p>
          </draw:text-box>
        </draw:frame>
        <draw:frame draw:style-name="gr9" draw:text-style-name="P8" draw:layer="layout" svg:width="1.8cm" svg:height="0.645cm" svg:x="0.409cm" svg:y="16.604cm">
          <draw:text-box>
            <text:p text:style-name="P5"><text:span text:style-name="T2">address</text:span></text:p>
          </draw:text-box>
        </draw:frame>
        <draw:frame draw:style-name="gr10" draw:text-style-name="P6" draw:layer="layout" svg:width="1.162cm" svg:height="0.645cm" svg:x="1.638cm" svg:y="4.455cm">
          <draw:text-box>
            <text:p text:style-name="P5"><text:span text:style-name="T2">1 bit</text:span></text:p>
          </draw:text-box>
        </draw:frame>
        <draw:measure draw:style-name="gr11" draw:text-style-name="P9" draw:layer="measurelines" svg:x1="3.502cm" svg:y1="4cm" svg:x2="5.7cm" svg:y2="4cm">
          <text:p text:style-name="P9"><text:span text:style-name="T3"><text:measure text:kind="gap"/></text:span><text:span text:style-name="T4">octet</text:span></text:p>
        </draw:measure>
        <draw:measure draw:style-name="gr12" draw:text-style-name="P9" draw:layer="layout" svg:x1="3.503cm" svg:y1="4.963cm" svg:x2="4.602cm" svg:y2="4.963cm">
          <text:p text:style-name="P9"><text:span text:style-name="T3"><text:measure text:kind="gap"/></text:span><text:span text:style-name="T4">quartet</text:span></text:p>
        </draw:measure>
        <draw:line draw:style-name="gr7" draw:text-style-name="P7" draw:layer="layout" svg:x1="2.6cm" svg:y1="4.8cm" svg:x2="3.7cm" svg:y2="5.3cm">
          <text:p/>
        </draw:line>
        <draw:frame draw:style-name="gr13" draw:text-style-name="P6" draw:layer="layout" svg:width="2.695cm" svg:height="0.645cm" svg:x="1.01cm" svg:y="8.3cm">
          <draw:text-box>
            <text:p text:style-name="P5"><text:span text:style-name="T2">word = 16 bits</text:span></text:p>
          </draw:text-box>
        </draw:frame>
        <draw:frame draw:style-name="gr14" draw:text-style-name="P6" draw:layer="layout" svg:width="3.939cm" svg:height="0.645cm" svg:x="1cm" svg:y="8.755cm">
          <draw:text-box>
            <text:p text:style-name="P5"><text:span text:style-name="T2">double word <text:s/>= 32 bits</text:span></text:p>
          </draw:text-box>
        </draw:frame>
        <draw:custom-shape draw:style-name="gr15" draw:text-style-name="P10" draw:layer="layout" svg:width="0.6cm" svg:height="0.6cm" svg:x="2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2.6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3.2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3.8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4.4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5.6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6" draw:id="id6" draw:layer="layout" svg:width="0.6cm" svg:height="0.6cm" svg:x="6.2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2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2.6cm" svg:y="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3.2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3.8cm" svg:y="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4.4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5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5.6cm" svg:y="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5" draw:id="id5" draw:layer="layout" svg:width="0.6cm" svg:height="0.6cm" svg:x="6.2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2cm" svg:y="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2.6cm" svg:y="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3.2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3.8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4.4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5cm" svg:y="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5.6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6.2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2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2.6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3.2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3.8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4.4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cm" svg:height="0.6cm" svg:x="5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5.6cm" svg:y="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6cm" svg:x="6.2cm" svg:y="1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8cm" svg:height="0.645cm" svg:x="1.8cm" svg:y="12.055cm">
          <draw:text-box>
            <text:p text:style-name="P5"><text:span text:style-name="T5">...</text:span></text:p>
          </draw:text-box>
        </draw:frame>
        <draw:frame draw:style-name="gr17" draw:text-style-name="P11" draw:layer="layout" svg:width="0.7cm" svg:height="0.645cm" svg:x="1cm" svg:y="13.055cm">
          <draw:text-box>
            <text:p text:style-name="P5"><text:span text:style-name="T5">3</text:span></text:p>
          </draw:text-box>
        </draw:frame>
        <draw:frame draw:style-name="gr17" draw:text-style-name="P11" draw:layer="layout" svg:width="0.7cm" svg:height="0.645cm" svg:x="1cm" svg:y="13.956cm">
          <draw:text-box>
            <text:p text:style-name="P5"><text:span text:style-name="T5">2</text:span></text:p>
          </draw:text-box>
        </draw:frame>
        <draw:frame draw:style-name="gr17" draw:text-style-name="P11" draw:layer="layout" svg:width="0.7cm" svg:height="0.645cm" svg:x="1cm" svg:y="14.957cm">
          <draw:text-box>
            <text:p text:style-name="P5"><text:span text:style-name="T5">1</text:span></text:p>
          </draw:text-box>
        </draw:frame>
        <draw:frame draw:style-name="gr17" draw:text-style-name="P11" draw:layer="layout" svg:width="0.7cm" svg:height="0.645cm" svg:x="1cm" svg:y="15.957cm">
          <draw:text-box>
            <text:p text:style-name="P5"><text:span text:style-name="T5">0</text:span></text:p>
          </draw:text-box>
        </draw:frame>
        <draw:frame draw:style-name="gr18" draw:text-style-name="P8" draw:layer="layout" svg:width="4.922cm" svg:height="0.645cm" svg:x="2.026cm" svg:y="16.602cm">
          <draw:text-box>
            <text:p text:style-name="P5"><text:span text:style-name="T2">memory slot (stocke 1 octet)</text:span></text:p>
          </draw:text-box>
        </draw:frame>
        <draw:frame draw:style-name="gr19" draw:text-style-name="P6" draw:layer="layout" svg:width="4.21cm" svg:height="1.039cm" svg:x="1.8cm" svg:y="17.461cm">
          <draw:text-box>
            <text:p text:style-name="P5"><text:span text:style-name="T2">1 seule donnée stockée</text:span></text:p>
            <text:p text:style-name="P5"><text:span text:style-name="T2">par adresse</text:span></text:p>
          </draw:text-box>
        </draw:frame>
        <draw:frame draw:style-name="gr20" draw:text-style-name="P6" xml:id="id4" draw:id="id4" draw:layer="layout" svg:width="4.469cm" svg:height="1.433cm" svg:x="7.9cm" svg:y="13.9cm">
          <draw:text-box>
            <text:p text:style-name="P5"><text:span text:style-name="T2">01010110 10110010</text:span></text:p>
            <text:p text:style-name="P5"><text:span text:style-name="T2">word stocké à l’adresse 2</text:span></text:p>
            <text:p text:style-name="P5"><text:span text:style-name="T2">(déborde sur l’adresse 3)</text:span></text:p>
          </draw:text-box>
        </draw:frame>
        <draw:connector draw:style-name="gr7" draw:text-style-name="P7" draw:layer="layout" draw:type="curve" svg:x1="7.9cm" svg:y1="14.616cm" svg:x2="6.8cm" svg:y2="14.3cm" draw:start-shape="id4" draw:start-glue-point="3" draw:end-shape="id5" draw:end-glue-point="1" svg:d="M7900 14616c-823 0-274-316-1100-316" svg:viewBox="0 0 1101 317">
          <text:p/>
        </draw:connector>
        <draw:connector draw:style-name="gr7" draw:text-style-name="P7" draw:layer="layout" draw:type="curve" svg:x1="7.9cm" svg:y1="14.616cm" svg:x2="6.8cm" svg:y2="13.3cm" draw:start-shape="id4" draw:start-glue-point="3" draw:end-shape="id6" draw:end-glue-point="1" svg:d="M7900 14616c-823 0-274-1316-1100-1316" svg:viewBox="0 0 1101 1317">
          <text:p/>
        </draw:connector>
        <draw:frame draw:style-name="gr21" draw:text-style-name="P6" draw:layer="layout" svg:width="7.11cm" svg:height="1.039cm" svg:x="0.99cm" svg:y="9.4cm">
          <draw:text-box>
            <text:p text:style-name="P5"><text:span text:style-name="T2">la quantité de bits dans un byte peut varier</text:span></text:p>
            <text:p text:style-name="P5"><text:span text:style-name="T2">(ordinateur → équivalent 1 octet) </text:span></text:p>
          </draw:text-box>
        </draw:frame>
        <draw:frame draw:style-name="gr22" draw:text-style-name="P6" draw:layer="layout" svg:width="8.435cm" svg:height="1.433cm" svg:x="0.965cm" svg:y="10.667cm">
          <draw:text-box>
            <text:p text:style-name="P5"><text:span text:style-name="T2">1 Ko = 1024 octets</text:span></text:p>
            <text:p text:style-name="P5"><text:span text:style-name="T2">1 Mo = 1024 Ko = 1 048 576 o</text:span></text:p>
            <text:p text:style-name="P5"><text:span text:style-name="T2">1 Go = 1024 Mo = 1 048 576 Ko = 1 073 741 824 o</text:span></text:p>
          </draw:text-box>
        </draw:frame>
        <draw:frame draw:style-name="gr23" draw:text-style-name="P12" draw:layer="layout" svg:width="9.4cm" svg:height="2.221cm" svg:x="16.3cm" svg:y="19.3cm">
          <draw:text-box>
            <text:p text:style-name="P5"><text:span text:style-name="T2">Pour la rétrocompatibilité d’une archi, un nouveau processeur</text:span></text:p>
            <text:p text:style-name="P5"><text:span text:style-name="T2">doit posséder toutes les fonctionnalités</text:span></text:p>
            <text:p text:style-name="P5"><text:span text:style-name="T2">qui ont existé dans tous les processeurs précédents depuis le 8086 (famille Intel x86)</text:span></text:p>
          </draw:text-box>
        </draw:frame>
        <draw:frame draw:style-name="gr24" draw:text-style-name="P13" draw:layer="layout" svg:width="10.7cm" svg:height="3.9cm" svg:x="16.2cm" svg:y="21.8cm">
          <draw:text-box>
            <text:p><text:span text:style-name="T6">- Intel est le premier fabricant de microprocesseurs.</text:span></text:p>
            <text:p text:style-name="P5"><text:span text:style-name="T6">- Depuis 1978, tous ses processeurs sont basés sur l'architecture du 8086.</text:span></text:p>
            <text:p><text:span text:style-name="T6">- D'autres constructeurs se sont aussi basés sur le 8086. Le plus connu étant AMD, principal concurrent d'Intel.</text:span></text:p>
            <text:p><text:span text:style-name="T6">- Les microprocesseurs basés sur l'architecture du 8086 forment la famille x86.</text:span></text:p>
            <text:p><text:span text:style-name="T6">- Il existe d'autres familles de microprocesseurs. La m68k de Motorola par exemple</text:span></text:p>
          </draw:text-box>
        </draw:frame>
        <draw:rect draw:style-name="gr3" draw:text-style-name="P3" draw:layer="layout" svg:width="2.2cm" svg:height="0.7cm" svg:x="1.905cm" svg:y="18.9cm">
          <text:p text:style-name="P2"><text:span text:style-name="T1">Bus</text:span></text:p>
        </draw:rect>
        <draw:line draw:style-name="gr25" draw:text-style-name="P7" draw:layer="layout" svg:x1="1.605cm" svg:y1="23.6cm" svg:x2="1.605cm" svg:y2="20.1cm">
          <text:p/>
        </draw:line>
        <draw:line draw:style-name="gr26" draw:text-style-name="P14" draw:layer="layout" svg:x1="2.005cm" svg:y1="23.6cm" svg:x2="2.005cm" svg:y2="20.1cm">
          <text:p/>
        </draw:line>
        <draw:line draw:style-name="gr25" draw:text-style-name="P7" draw:layer="layout" svg:x1="2.405cm" svg:y1="23.6cm" svg:x2="2.405cm" svg:y2="20.1cm">
          <text:p/>
        </draw:line>
        <draw:line draw:style-name="gr27" draw:text-style-name="P7" draw:layer="layout" svg:x1="2.805cm" svg:y1="23.6cm" svg:x2="2.805cm" svg:y2="20.1cm">
          <text:p/>
        </draw:line>
        <draw:line draw:style-name="gr25" draw:text-style-name="P7" draw:layer="layout" svg:x1="3.205cm" svg:y1="23.6cm" svg:x2="3.205cm" svg:y2="20.1cm">
          <text:p/>
        </draw:line>
        <draw:line draw:style-name="gr27" draw:text-style-name="P7" draw:layer="layout" svg:x1="3.605cm" svg:y1="23.6cm" svg:x2="3.605cm" svg:y2="20.1cm">
          <text:p/>
        </draw:line>
        <draw:line draw:style-name="gr27" draw:text-style-name="P7" draw:layer="layout" svg:x1="4.005cm" svg:y1="23.6cm" svg:x2="4.005cm" svg:y2="20.1cm">
          <text:p/>
        </draw:line>
        <draw:line draw:style-name="gr25" draw:text-style-name="P7" draw:layer="layout" svg:x1="4.405cm" svg:y1="23.6cm" svg:x2="4.405cm" svg:y2="20.1cm">
          <text:p/>
        </draw:line>
        <draw:frame draw:style-name="gr28" draw:text-style-name="P11" draw:layer="layout" svg:width="0.697cm" svg:height="0.645cm" svg:x="1.305cm" svg:y="19.6cm">
          <draw:text-box>
            <text:p text:style-name="P5"><text:span text:style-name="T5">0</text:span></text:p>
          </draw:text-box>
        </draw:frame>
        <draw:frame draw:style-name="gr17" draw:text-style-name="P11" draw:layer="layout" svg:width="0.7cm" svg:height="0.645cm" svg:x="1.705cm" svg:y="19.601cm">
          <draw:text-box>
            <text:p text:style-name="P5"><text:span text:style-name="T5">1</text:span></text:p>
          </draw:text-box>
        </draw:frame>
        <draw:frame draw:style-name="gr17" draw:text-style-name="P11" draw:layer="layout" svg:width="0.7cm" svg:height="0.645cm" svg:x="2.105cm" svg:y="19.602cm">
          <draw:text-box>
            <text:p text:style-name="P5"><text:span text:style-name="T5">0</text:span></text:p>
          </draw:text-box>
        </draw:frame>
        <draw:frame draw:style-name="gr17" draw:text-style-name="P11" draw:layer="layout" svg:width="0.7cm" svg:height="0.645cm" svg:x="2.505cm" svg:y="19.603cm">
          <draw:text-box>
            <text:p text:style-name="P5"><text:span text:style-name="T5">1</text:span></text:p>
          </draw:text-box>
        </draw:frame>
        <draw:frame draw:style-name="gr17" draw:text-style-name="P11" draw:layer="layout" svg:width="0.7cm" svg:height="0.645cm" svg:x="2.905cm" svg:y="19.604cm">
          <draw:text-box>
            <text:p text:style-name="P5"><text:span text:style-name="T5">0</text:span></text:p>
          </draw:text-box>
        </draw:frame>
        <draw:frame draw:style-name="gr17" draw:text-style-name="P11" draw:layer="layout" svg:width="0.7cm" svg:height="0.645cm" svg:x="3.305cm" svg:y="19.605cm">
          <draw:text-box>
            <text:p text:style-name="P5"><text:span text:style-name="T5">1</text:span></text:p>
          </draw:text-box>
        </draw:frame>
        <draw:frame draw:style-name="gr17" draw:text-style-name="P11" draw:layer="layout" svg:width="0.7cm" svg:height="0.645cm" svg:x="3.705cm" svg:y="19.606cm">
          <draw:text-box>
            <text:p text:style-name="P5"><text:span text:style-name="T5">1</text:span></text:p>
          </draw:text-box>
        </draw:frame>
        <draw:frame draw:style-name="gr17" draw:text-style-name="P11" draw:layer="layout" svg:width="0.7cm" svg:height="0.645cm" svg:x="4.105cm" svg:y="19.607cm">
          <draw:text-box>
            <text:p text:style-name="P5"><text:span text:style-name="T5">0</text:span></text:p>
          </draw:text-box>
        </draw:frame>
        <draw:frame draw:style-name="gr29" draw:text-style-name="P6" draw:layer="layout" svg:width="3.995cm" svg:height="2.221cm" svg:x="1.205cm" svg:y="23.9cm">
          <draw:text-box>
            <text:p text:style-name="P5"><text:span text:style-name="T2">bus 8 bits avec 8 fils</text:span></text:p>
            <text:p text:style-name="P5"><text:span text:style-name="T2">(max 256 octets)</text:span></text:p>
            <text:p text:style-name="P5"><text:span text:style-name="T2"/></text:p>
            <text:p text:style-name="P5"><text:span text:style-name="T2">si il faut envoyer plus,</text:span></text:p>
            <text:p text:style-name="P5"><text:span text:style-name="T2">il faut 2 transports</text:span></text:p>
          </draw:text-box>
        </draw:frame>
        <draw:frame draw:style-name="gr30" draw:text-style-name="P6" draw:layer="layout" svg:width="3.194cm" svg:height="1.045cm" svg:x="7.606cm" svg:y="2.3cm">
          <draw:text-box>
            <text:p text:style-name="P5"><text:span text:style-name="T2">bus de données :</text:span></text:p>
            <text:p text:style-name="P5"><text:span text:style-name="T2">bidirectionnel </text:span></text:p>
          </draw:text-box>
        </draw:frame>
        <draw:rect draw:style-name="gr3" draw:text-style-name="P3" xml:id="id8" draw:id="id8" draw:layer="layout" svg:width="2.2cm" svg:height="0.7cm" svg:x="16.957cm" svg:y="0.906cm">
          <text:p text:style-name="P2"><text:span text:style-name="T1">CPU</text:span></text:p>
        </draw:rect>
        <draw:connector draw:style-name="gr31" draw:text-style-name="P7" draw:layer="layout" draw:type="curve" svg:x1="5.7cm" svg:y1="2.45cm" svg:x2="16.957cm" svg:y2="1.256cm" draw:start-shape="id7" draw:start-glue-point="1" draw:end-shape="id8" draw:end-glue-point="3" svg:d="M5700 2450c8443 0 2815-1194 11257-1194" svg:viewBox="0 0 11258 1195">
          <text:p/>
        </draw:connector>
        <draw:rect draw:style-name="gr3" draw:text-style-name="P3" xml:id="id9" draw:id="id9" draw:layer="layout" svg:width="2.2cm" svg:height="0.7cm" svg:x="3.5cm" svg:y="0.9cm">
          <text:p text:style-name="P2"><text:span text:style-name="T1">RAM</text:span></text:p>
        </draw:rect>
        <draw:connector draw:style-name="gr7" draw:text-style-name="P7" draw:layer="layout" draw:type="curve" svg:x1="16.957cm" svg:y1="1.256cm" svg:x2="5.7cm" svg:y2="1.25cm" draw:start-shape="id8" draw:start-glue-point="3" draw:end-shape="id9" draw:end-glue-point="1" svg:d="M16957 1256c-8442 0-2814-6-11257-6" svg:viewBox="0 0 11258 7">
          <text:p/>
        </draw:connector>
        <draw:frame draw:style-name="gr32" draw:text-style-name="P6" draw:layer="layout" svg:width="5.201cm" svg:height="1.827cm" svg:x="6.5cm" svg:y="0.373cm">
          <draw:text-box>
            <text:p text:style-name="P5"><text:span text:style-name="T2">bus d’adresse</text:span></text:p>
            <text:p text:style-name="P5"><text:span text:style-name="T2">unidirectionnel</text:span></text:p>
            <text:p text:style-name="P5"><text:span text:style-name="T2">le CPU demande une adresse</text:span></text:p>
            <text:p text:style-name="P5"><text:span text:style-name="T2">pour lire ou écrire</text:span></text:p>
          </draw:text-box>
        </draw:frame>
        <draw:connector draw:style-name="gr7" draw:text-style-name="P7" draw:layer="layout" draw:type="curve" svg:x1="4.6cm" svg:y1="1.6cm" svg:x2="4.6cm" svg:y2="2.2cm" draw:start-shape="id9" draw:start-glue-point="2" draw:end-shape="id7" draw:end-glue-point="0" svg:d="M4600 1600v600" svg:viewBox="0 0 1 601">
          <text:p/>
        </draw:connector>
        <draw:rect draw:style-name="gr4" draw:text-style-name="P4" draw:layer="layout" svg:width="2.9cm" svg:height="0.7cm" svg:x="11.7cm" svg:y="9.9cm">
          <text:p text:style-name="P2"><text:span text:style-name="T1">REGISTRIES</text:span></text:p>
        </draw:rect>
        <draw:frame draw:style-name="gr33" draw:text-style-name="P12" draw:layer="layout" svg:width="7.3cm" svg:height="2.615cm" svg:x="11.743cm" svg:y="10.779cm">
          <draw:text-box>
            <text:p text:style-name="P5"><text:span text:style-name="T2">- Registres de travail : ax, bx, cx, dx. (divisés en 2)</text:span></text:p>
            <text:p text:style-name="P5"><text:span text:style-name="T2">- Registres d'index : di, si, sp, bp.</text:span></text:p>
            <text:p text:style-name="P5"><text:span text:style-name="T2">- Registres de <text:s/>segments : cs, ds, es, ss.</text:span></text:p>
            <text:p text:style-name="P5"><text:span text:style-name="T2">- Le registre flags.</text:span></text:p>
            <text:p text:style-name="P5"><text:span text:style-name="T2">- Le registre ip.</text:span></text:p>
          </draw:text-box>
        </draw:frame>
        <draw:frame draw:style-name="gr34" draw:text-style-name="P6" draw:layer="layout" svg:width="4.443cm" svg:height="0.645cm" svg:x="14.9cm" svg:y="9.955cm">
          <draw:text-box>
            <text:p text:style-name="P5"><text:span text:style-name="T2">16 bits (ou 32 si étendus)</text:span></text:p>
          </draw:text-box>
        </draw:frame>
        <draw:rect draw:style-name="gr4" draw:text-style-name="P4" draw:layer="layout" svg:width="4.3cm" svg:height="0.7cm" svg:x="22.057cm" svg:y="11.406cm">
          <text:p text:style-name="P2"><text:span text:style-name="T1">PORTES LOGIQUES</text:span></text:p>
        </draw:rect>
        <draw:frame draw:style-name="gr35" draw:text-style-name="P6" draw:layer="layout" svg:width="3.245cm" svg:height="1.039cm" svg:x="21.957cm" svg:y="12.161cm">
          <draw:text-box>
            <text:p text:style-name="P5"><text:span text:style-name="T2">le courant sortant</text:span></text:p>
            <text:p text:style-name="P5"><text:span text:style-name="T2">indique le résultat</text:span></text:p>
          </draw:text-box>
        </draw:frame>
        <draw:custom-shape draw:style-name="gr36" draw:text-style-name="P16" draw:layer="layout" svg:width="0.7cm" svg:height="1cm" svg:x="21.911cm" svg:y="15.944cm">
          <text:p text:style-name="P15"><text:span text:style-name="T7">NOT</text:span></text:p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21.911cm" svg:y1="16.444cm" svg:x2="21.311cm" svg:y2="16.444cm">
          <text:p/>
        </draw:line>
        <draw:line draw:style-name="gr37" draw:text-style-name="P7" draw:layer="layout" svg:x1="22.611cm" svg:y1="16.444cm" svg:x2="23.511cm" svg:y2="16.444cm">
          <text:p/>
        </draw:line>
        <draw:custom-shape draw:style-name="gr36" draw:text-style-name="P16" draw:layer="layout" svg:width="0.7cm" svg:height="1cm" svg:x="21.911cm" svg:y="14.644cm">
          <text:p text:style-name="P15"><text:span text:style-name="T7">OR</text:span></text:p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21.911cm" svg:y1="14.844cm" svg:x2="21.311cm" svg:y2="14.844cm">
          <text:p/>
        </draw:line>
        <draw:line draw:style-name="gr38" draw:text-style-name="P7" draw:layer="layout" svg:x1="22.611cm" svg:y1="15.144cm" svg:x2="23.511cm" svg:y2="15.144cm">
          <text:p/>
        </draw:line>
        <draw:line draw:style-name="gr25" draw:text-style-name="P7" draw:layer="layout" svg:x1="21.911cm" svg:y1="15.444cm" svg:x2="21.311cm" svg:y2="15.444cm">
          <text:p/>
        </draw:line>
        <draw:frame draw:style-name="gr39" draw:text-style-name="P6" draw:layer="layout" svg:width="0.968cm" svg:height="0.645cm" svg:x="20.411cm" svg:y="16.099cm">
          <draw:text-box>
            <text:p text:style-name="P5"><text:span text:style-name="T2">in1</text:span></text:p>
          </draw:text-box>
        </draw:frame>
        <draw:frame draw:style-name="gr39" draw:text-style-name="P6" draw:layer="layout" svg:width="0.968cm" svg:height="0.645cm" svg:x="20.411cm" svg:y="14.5cm">
          <draw:text-box>
            <text:p text:style-name="P5"><text:span text:style-name="T2">in1</text:span></text:p>
          </draw:text-box>
        </draw:frame>
        <draw:frame draw:style-name="gr39" draw:text-style-name="P6" draw:layer="layout" svg:width="0.968cm" svg:height="0.645cm" svg:x="20.411cm" svg:y="15.101cm">
          <draw:text-box>
            <text:p text:style-name="P5"><text:span text:style-name="T2">in2</text:span></text:p>
          </draw:text-box>
        </draw:frame>
        <draw:custom-shape draw:style-name="gr36" draw:text-style-name="P16" draw:layer="layout" svg:width="0.7cm" svg:height="1cm" svg:x="21.911cm" svg:y="13.344cm">
          <text:p text:style-name="P15"><text:span text:style-name="T7">AND</text:span></text:p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21.911cm" svg:y1="13.544cm" svg:x2="21.311cm" svg:y2="13.544cm">
          <text:p/>
        </draw:line>
        <draw:line draw:style-name="gr38" draw:text-style-name="P7" draw:layer="layout" svg:x1="22.611cm" svg:y1="13.844cm" svg:x2="23.511cm" svg:y2="13.844cm">
          <text:p/>
        </draw:line>
        <draw:line draw:style-name="gr27" draw:text-style-name="P7" draw:layer="layout" svg:x1="21.911cm" svg:y1="14.144cm" svg:x2="21.311cm" svg:y2="14.144cm">
          <text:p/>
        </draw:line>
        <draw:frame draw:style-name="gr39" draw:text-style-name="P6" draw:layer="layout" svg:width="0.968cm" svg:height="0.645cm" svg:x="20.411cm" svg:y="13.2cm">
          <draw:text-box>
            <text:p text:style-name="P5"><text:span text:style-name="T2">in1</text:span></text:p>
          </draw:text-box>
        </draw:frame>
        <draw:frame draw:style-name="gr39" draw:text-style-name="P6" draw:layer="layout" svg:width="0.968cm" svg:height="0.645cm" svg:x="20.411cm" svg:y="13.801cm">
          <draw:text-box>
            <text:p text:style-name="P5"><text:span text:style-name="T2">in2</text:span></text:p>
          </draw:text-box>
        </draw:frame>
        <draw:frame draw:style-name="gr40" draw:text-style-name="P6" draw:layer="layout" svg:width="3.275cm" svg:height="0.645cm" svg:x="23.411cm" svg:y="16.1cm">
          <draw:text-box>
            <text:p text:style-name="P5"><text:span text:style-name="T2">inverse le courant</text:span></text:p>
          </draw:text-box>
        </draw:frame>
        <draw:frame draw:style-name="gr41" draw:text-style-name="P6" draw:layer="layout" svg:width="3.588cm" svg:height="1.433cm" svg:x="23.412cm" svg:y="14.401cm">
          <draw:text-box>
            <text:p text:style-name="P5"><text:span text:style-name="T2">(XOR provient</text:span></text:p>
            <text:p text:style-name="P5"><text:span text:style-name="T2">de plusieurs portes</text:span></text:p>
            <text:p text:style-name="P5"><text:span text:style-name="T2">combinées)</text:span></text:p>
          </draw:text-box>
        </draw:frame>
        <draw:frame draw:style-name="gr42" draw:text-style-name="P6" draw:layer="layout" svg:width="1.725cm" svg:height="0.645cm" svg:x="23.412cm" svg:y="13.501cm">
          <draw:text-box>
            <text:p text:style-name="P5"><text:span text:style-name="T2">addition</text:span></text:p>
          </draw:text-box>
        </draw:frame>
        <draw:frame draw:style-name="gr43" draw:text-style-name="P6" draw:layer="layout" svg:width="7.724cm" svg:height="2.615cm" svg:x="7.2cm" svg:y="22.21cm">
          <draw:text-box>
            <text:p text:style-name="P5"><text:span text:style-name="T2">une horloge envoie des impulsions électriques</text:span></text:p>
            <text:p text:style-name="P5"><text:span text:style-name="T2">à un certain rythme dans le processeur.</text:span></text:p>
            <text:p text:style-name="P5"><text:span text:style-name="T2">Chaque impulsion se nomme un cycle</text:span></text:p>
            <text:p text:style-name="P5"><text:span text:style-name="T2">Une instruction met tjrs autant de cycles à être</text:span></text:p>
            <text:p text:style-name="P5"><text:span text:style-name="T2">exécutée, plusieurs instructions sont traitées</text:span></text:p>
            <text:p text:style-name="P5"><text:span text:style-name="T2">simultanément .</text:span></text:p>
          </draw:text-box>
        </draw:frame>
        <draw:frame draw:style-name="gr44" draw:text-style-name="P13" draw:layer="layout" svg:width="15.3cm" svg:height="6.161cm" svg:x="11.7cm" svg:y="2.539cm">
          <draw:text-box>
            <text:p><text:span text:style-name="T8">ALU</text:span><text:span text:style-name="T9"> (unité arithmétique et logique, ou ALU) : calcul des entiers.</text:span></text:p>
            <text:p><text:span text:style-name="T8">FPU</text:span><text:span text:style-name="T9"> (Floating Point Unit) : calcul des floats</text:span></text:p>
            <text:p><text:span text:style-name="T8">Le décaleur</text:span><text:span text:style-name="T9"> :calcul des divisions et multiplications par deux. Décale les bits vers la droite ou la gauche</text:span></text:p>
            <text:p><text:span text:style-name="T8">Les registres</text:span></text:p>
            <text:p><text:span text:style-name="T8">Le circuit de données</text:span><text:span text:style-name="T9"> : ache</text:span><text:span text:style-name="T6">mine les données de l'UAL vers les registres.</text:span></text:p>
            <text:p><text:span text:style-name="T8">La MMI</text:span><text:span text:style-name="T6"> (Mémoire de micro instructions) : <text:s/>instructions nécessaires pour comprendre le langage machine</text:span></text:p>
            <text:p><text:span text:style-name="T10">Le RMI</text:span><text:span text:style-name="T6"> (registre de micro instruction) : cette zone mémoire contient à un instant donné une micro instruction</text:span></text:p>
            <text:p><text:span text:style-name="T10">Le SEQ</text:span><text:span text:style-name="T6"> (séquenceur) :traduit les instructions compliquées en instructions plus simples</text:span></text:p>
            <text:p><text:span text:style-name="T10">L'unité de gestion des instructions</text:span><text:span text:style-name="T6"> : recueille les instructions demandées, les décode puis les envoie à l'unité d'éxécution.</text:span></text:p>
            <text:p><text:span text:style-name="T10">L'unité d'exécution</text:span><text:span text:style-name="T6"> : 'exécute les tâches que lui a envoyé l'unité d'instruction.</text:span></text:p>
            <text:p><text:span text:style-name="T10">L'unité de gestion des bus</text:span><text:span text:style-name="T6"> : gére les informations entrantes et sortantes. </text:span></text:p>
          </draw:text-box>
        </draw:frame>
        <draw:frame draw:style-name="gr8" draw:text-style-name="P6" draw:layer="layout" svg:width="6.89cm" svg:height="0.645cm" svg:x="7.2cm" svg:y="25.155cm">
          <draw:text-box>
            <text:p text:style-name="P5"><text:span text:style-name="T2">3 niveaux de cache : L1, L2, et L3</text:span></text:p>
          </draw:text-box>
        </draw:frame>
        <draw:frame draw:style-name="gr8" draw:text-style-name="P6" draw:layer="layout" svg:width="6.89cm" svg:height="0.645cm" svg:x="7.2cm" svg:y="21.111cm">
          <draw:text-box>
            <text:p text:style-name="P5"><text:span text:style-name="T2">architechture Von Neumann (vs Harvard)</text:span></text:p>
          </draw:text-box>
        </draw:frame>
        <draw:frame draw:style-name="gr45" draw:text-style-name="P6" draw:layer="layout" svg:width="5.049cm" svg:height="1.045cm" svg:x="20.951cm" svg:y="17.1cm">
          <draw:text-box>
            <text:p text:style-name="P5"><text:span text:style-name="T2">les portes logiques sont dans</text:span></text:p>
            <text:p text:style-name="P5"><text:span text:style-name="T2">les transistors</text:span></text:p>
          </draw:text-box>
        </draw:frame>
        <draw:frame draw:style-name="gr23" draw:text-style-name="P12" draw:layer="layout" svg:width="9.4cm" svg:height="2.221cm" svg:x="10.5cm" svg:y="14.479cm">
          <draw:text-box>
            <text:p text:style-name="P5"><text:span text:style-name="T2">)</text:span></text:p>
          </draw:text-box>
        </draw:frame>
        <draw:frame draw:style-name="gr46" draw:text-style-name="P17" draw:layer="layout" svg:width="8.869cm" svg:height="3.591cm" svg:x="7.231cm" svg:y="16.509cm">
          <draw:text-box>
            <text:p text:style-name="P5"><text:span text:style-name="T6">Un transistor est un composant électronique semi-conducteur, possédant trois électrodes, capable de modifier le courant qui le traverse à l'aide d'une de ses électrodes. On parle ainsi de «composant actif», par opposition aux « composants passifs », tels que la résistance ou le condensateur, ne possédant que deux électrodes (on parle de « bipolaire »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.991cm" fo:page-height="26.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m</meta:initial-creator>
    <meta:creation-date>2017-05-11T09:48:14.23</meta:creation-date>
    <dc:date>2017-09-20T16:39:13.919368581</dc:date>
    <meta:editing-duration>P3DT16H37M42S</meta:editing-duration>
    <meta:editing-cycles>45</meta:editing-cycles>
    <meta:generator>LibreOffice/5.1.6.2$Linux_X86_64 LibreOffice_project/10m0$Build-2</meta:generator>
    <meta:document-statistic meta:object-count="118"/>
  </office:meta>
</office:document-meta>
</file>